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8" calcext:value-type="float">
            <text:p>1488</text:p>
          </table:table-cell>
          <table:table-cell table:style-name="ce7" table:formula="of:=COUNTIF([.B7:.B999998];&quot;X&quot;)" office:value-type="float" office:value="1297" calcext:value-type="float">
            <text:p>1297</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2" calcext:value-type="float">
            <text:p>158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3" table:number-rows-repeated="104708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8">00/00/0000</text:date>, <text:time style:data-style-name="N2" text:time-value="18:37:16.9630974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08T18:38:20.984132141</dc:date>
    <meta:editing-duration>P1DT14H38M57S</meta:editing-duration>
    <meta:editing-cycles>1483</meta:editing-cycles>
    <meta:document-statistic meta:table-count="1" meta:cell-count="8985" meta:object-count="0"/>
  </office:meta>
</office:document-meta>
</file>